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33ff99"/>
    </style:style>
  </office:automatic-styles>
  <office:body>
    <office:spreadsheet>
      <table:calculation-settings>
        <table:iteration table:status="enable" table:steps="500"/>
      </table:calculation-settings>
      <table:table table:name="Openness_RFSE_MinMax_C4G_KI04_2016_12_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8196729345" calcext:value-type="float">
            <text:p>0.668196729345</text:p>
          </table:table-cell>
          <table:table-cell office:value-type="float" office:value="0.534164654846" calcext:value-type="float">
            <text:p>0.534164654846</text:p>
          </table:table-cell>
          <table:table-cell office:value-type="float" office:value="0.406342" calcext:value-type="float">
            <text:p>0.406342</text:p>
          </table:table-cell>
          <table:table-cell office:value-type="float" office:value="0.636266457487" calcext:value-type="float">
            <text:p>0.636266457487</text:p>
          </table:table-cell>
          <table:table-cell office:value-type="float" office:value="0.593710144043" calcext:value-type="float">
            <text:p>0.59371014404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0662140122" calcext:value-type="float">
            <text:p>0.620662140122</text:p>
          </table:table-cell>
          <table:table-cell office:value-type="float" office:value="0.666385924651" calcext:value-type="float">
            <text:p>0.666385924651</text:p>
          </table:table-cell>
          <table:table-cell office:value-type="float" office:value="0.505837" calcext:value-type="float">
            <text:p>0.505837</text:p>
          </table:table-cell>
          <table:table-cell office:value-type="float" office:value="0.629297941819" calcext:value-type="float">
            <text:p>0.629297941819</text:p>
          </table:table-cell>
          <table:table-cell office:value-type="float" office:value="0.642711838759" calcext:value-type="float">
            <text:p>0.64271183875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4660464985" calcext:value-type="float">
            <text:p>0.64660464985</text:p>
          </table:table-cell>
          <table:table-cell office:value-type="float" office:value="0.588472037626" calcext:value-type="float">
            <text:p>0.588472037626</text:p>
          </table:table-cell>
          <table:table-cell office:value-type="float" office:value="0.40663" calcext:value-type="float">
            <text:p>0.40663</text:p>
          </table:table-cell>
          <table:table-cell office:value-type="float" office:value="0.634077101919" calcext:value-type="float">
            <text:p>0.634077101919</text:p>
          </table:table-cell>
          <table:table-cell office:value-type="float" office:value="0.616170250308" calcext:value-type="float">
            <text:p>0.6161702503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50920072181" calcext:value-type="float">
            <text:p>0.650920072181</text:p>
          </table:table-cell>
          <table:table-cell office:value-type="float" office:value="0.580484619657" calcext:value-type="float">
            <text:p>0.580484619657</text:p>
          </table:table-cell>
          <table:table-cell office:value-type="float" office:value="0.405431" calcext:value-type="float">
            <text:p>0.405431</text:p>
          </table:table-cell>
          <table:table-cell office:value-type="float" office:value="0.63549792913" calcext:value-type="float">
            <text:p>0.63549792913</text:p>
          </table:table-cell>
          <table:table-cell office:value-type="float" office:value="0.613687917598" calcext:value-type="float">
            <text:p>0.61368791759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64046236195" calcext:value-type="float">
            <text:p>0.564046236195</text:p>
          </table:table-cell>
          <table:table-cell office:value-type="float" office:value="0.565916210762" calcext:value-type="float">
            <text:p>0.565916210762</text:p>
          </table:table-cell>
          <table:table-cell office:value-type="float" office:value="0.360582" calcext:value-type="float">
            <text:p>0.360582</text:p>
          </table:table-cell>
          <table:table-cell office:value-type="float" office:value="0.564419241812" calcext:value-type="float">
            <text:p>0.564419241812</text:p>
          </table:table-cell>
          <table:table-cell office:value-type="float" office:value="0.564979676168" calcext:value-type="float">
            <text:p>0.56497967616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14106459737" calcext:value-type="float">
            <text:p>0.614106459737</text:p>
          </table:table-cell>
          <table:table-cell office:value-type="float" office:value="0.659749901022" calcext:value-type="float">
            <text:p>0.659749901022</text:p>
          </table:table-cell>
          <table:table-cell office:value-type="float" office:value="0.49826" calcext:value-type="float">
            <text:p>0.49826</text:p>
          </table:table-cell>
          <table:table-cell office:value-type="float" office:value="0.622722819483" calcext:value-type="float">
            <text:p>0.622722819483</text:p>
          </table:table-cell>
          <table:table-cell office:value-type="float" office:value="0.636110457206" calcext:value-type="float">
            <text:p>0.6361104572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642369455719" calcext:value-type="float">
            <text:p>0.642369455719</text:p>
          </table:table-cell>
          <table:table-cell office:value-type="float" office:value="0.593746967291" calcext:value-type="float">
            <text:p>0.593746967291</text:p>
          </table:table-cell>
          <table:table-cell office:value-type="float" office:value="0.406712" calcext:value-type="float">
            <text:p>0.406712</text:p>
          </table:table-cell>
          <table:table-cell office:value-type="float" office:value="0.632018145594" calcext:value-type="float">
            <text:p>0.632018145594</text:p>
          </table:table-cell>
          <table:table-cell office:value-type="float" office:value="0.617101931685" calcext:value-type="float">
            <text:p>0.6171019316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70872744466" calcext:value-type="float">
            <text:p>0.670872744466</text:p>
          </table:table-cell>
          <table:table-cell office:value-type="float" office:value="0.535854832166" calcext:value-type="float">
            <text:p>0.535854832166</text:p>
          </table:table-cell>
          <table:table-cell office:value-type="float" office:value="0.405457" calcext:value-type="float">
            <text:p>0.405457</text:p>
          </table:table-cell>
          <table:table-cell office:value-type="float" office:value="0.638687088172" calcext:value-type="float">
            <text:p>0.638687088172</text:p>
          </table:table-cell>
          <table:table-cell office:value-type="float" office:value="0.595810369883" calcext:value-type="float">
            <text:p>0.595810369883</text:p>
          </table:table-cell>
        </table:table-row>
        <table:table-row table:style-name="ro1">
          <table:table-cell table:number-columns-repeated="6"/>
          <table:table-cell table:style-name="ce1" table:formula="of:=AVERAGE([.G1:.G8])" office:value-type="float" office:value="0.634722310951875" calcext:value-type="float">
            <text:p>0.634722310951875</text:p>
          </table:table-cell>
          <table:table-cell table:style-name="ce1" table:formula="of:=AVERAGE([.H1:.H8])" office:value-type="float" office:value="0.590596893502625" calcext:value-type="float">
            <text:p>0.590596893502625</text:p>
          </table:table-cell>
          <table:table-cell table:style-name="ce1" table:formula="of:=AVERAGE([.I1:.I8])" office:value-type="float" office:value="0.424406375" calcext:value-type="float">
            <text:p>0.424406375</text:p>
          </table:table-cell>
          <table:table-cell table:style-name="ce1" table:formula="of:=AVERAGE([.J1:.J8])" office:value-type="float" office:value="0.624123340677" calcext:value-type="float">
            <text:p>0.624123340677</text:p>
          </table:table-cell>
          <table:table-cell table:style-name="ce1" table:formula="of:=AVERAGE([.K1:.K8])" office:value-type="float" office:value="0.61003532320625" calcext:value-type="float">
            <text:p>0.61003532320625</text:p>
          </table:table-cell>
        </table:table-row>
        <table:table-row table:style-name="ro1">
          <table:table-cell table:number-columns-repeated="6"/>
          <table:table-cell table:style-name="ce2" table:formula="of:=STDEV([.G1:.G8])/SQRT(8)" office:value-type="float" office:value="0.012325377470133" calcext:value-type="float">
            <text:p>0.012325377470133</text:p>
          </table:table-cell>
          <table:table-cell table:style-name="ce2" table:formula="of:=STDEV([.H1:.H8])/SQRT(8)" office:value-type="float" office:value="0.0176439177555438" calcext:value-type="float">
            <text:p>0.017643917755544</text:p>
          </table:table-cell>
          <table:table-cell table:style-name="ce2" table:formula="of:=STDEV([.I1:.I8])/SQRT(8)" office:value-type="float" office:value="0.0178452730765416" calcext:value-type="float">
            <text:p>0.017845273076542</text:p>
          </table:table-cell>
          <table:table-cell table:style-name="ce2" table:formula="of:=STDEV([.J1:.J8])/SQRT(8)" office:value-type="float" office:value="0.0087051523893797" calcext:value-type="float">
            <text:p>0.00870515238938</text:p>
          </table:table-cell>
          <table:table-cell table:style-name="ce2" table:formula="of:=STDEV([.K1:.K8])/SQRT(8)" office:value-type="float" office:value="0.00881096629541098" calcext:value-type="float">
            <text:p>0.00881096629541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14455589537" calcext:value-type="float">
            <text:p>0.614455589537</text:p>
          </table:table-cell>
          <table:table-cell office:value-type="float" office:value="0.539725329171" calcext:value-type="float">
            <text:p>0.539725329171</text:p>
          </table:table-cell>
          <table:table-cell office:value-type="float" office:value="0.374046" calcext:value-type="float">
            <text:p>0.374046</text:p>
          </table:table-cell>
          <table:table-cell office:value-type="float" office:value="0.597898605441" calcext:value-type="float">
            <text:p>0.597898605441</text:p>
          </table:table-cell>
          <table:table-cell office:value-type="float" office:value="0.57467116281" calcext:value-type="float">
            <text:p>0.5746711628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939333759" calcext:value-type="float">
            <text:p>0.5939333759</text:p>
          </table:table-cell>
          <table:table-cell office:value-type="float" office:value="0.606319680267" calcext:value-type="float">
            <text:p>0.606319680267</text:p>
          </table:table-cell>
          <table:table-cell office:value-type="float" office:value="0.452578" calcext:value-type="float">
            <text:p>0.452578</text:p>
          </table:table-cell>
          <table:table-cell office:value-type="float" office:value="0.596369984966" calcext:value-type="float">
            <text:p>0.596369984966</text:p>
          </table:table-cell>
          <table:table-cell office:value-type="float" office:value="0.600062616338" calcext:value-type="float">
            <text:p>0.60006261633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46149232835" calcext:value-type="float">
            <text:p>0.546149232835</text:p>
          </table:table-cell>
          <table:table-cell office:value-type="float" office:value="0.698967021857" calcext:value-type="float">
            <text:p>0.698967021857</text:p>
          </table:table-cell>
          <table:table-cell office:value-type="float" office:value="0.440629" calcext:value-type="float">
            <text:p>0.440629</text:p>
          </table:table-cell>
          <table:table-cell office:value-type="float" office:value="0.571122567871" calcext:value-type="float">
            <text:p>0.571122567871</text:p>
          </table:table-cell>
          <table:table-cell office:value-type="float" office:value="0.613180177073" calcext:value-type="float">
            <text:p>0.61318017707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90279392676" calcext:value-type="float">
            <text:p>0.490279392676</text:p>
          </table:table-cell>
          <table:table-cell office:value-type="float" office:value="0.620720524346" calcext:value-type="float">
            <text:p>0.620720524346</text:p>
          </table:table-cell>
          <table:table-cell office:value-type="float" office:value="0.351908" calcext:value-type="float">
            <text:p>0.351908</text:p>
          </table:table-cell>
          <table:table-cell office:value-type="float" office:value="0.511789357415" calcext:value-type="float">
            <text:p>0.511789357415</text:p>
          </table:table-cell>
          <table:table-cell office:value-type="float" office:value="0.547842492218" calcext:value-type="float">
            <text:p>0.5478424922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45974162827" calcext:value-type="float">
            <text:p>0.545974162827</text:p>
          </table:table-cell>
          <table:table-cell office:value-type="float" office:value="0.659349067681" calcext:value-type="float">
            <text:p>0.659349067681</text:p>
          </table:table-cell>
          <table:table-cell office:value-type="float" office:value="0.462168" calcext:value-type="float">
            <text:p>0.462168</text:p>
          </table:table-cell>
          <table:table-cell office:value-type="float" office:value="0.565418889746" calcext:value-type="float">
            <text:p>0.565418889746</text:p>
          </table:table-cell>
          <table:table-cell office:value-type="float" office:value="0.597329489927" calcext:value-type="float">
            <text:p>0.59732948992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92319650674" calcext:value-type="float">
            <text:p>0.492319650674</text:p>
          </table:table-cell>
          <table:table-cell office:value-type="float" office:value="0.688828388119" calcext:value-type="float">
            <text:p>0.688828388119</text:p>
          </table:table-cell>
          <table:table-cell office:value-type="float" office:value="0.435643" calcext:value-type="float">
            <text:p>0.435643</text:p>
          </table:table-cell>
          <table:table-cell office:value-type="float" office:value="0.522109071746" calcext:value-type="float">
            <text:p>0.522109071746</text:p>
          </table:table-cell>
          <table:table-cell office:value-type="float" office:value="0.574227345388" calcext:value-type="float">
            <text:p>0.57422734538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617188190691" calcext:value-type="float">
            <text:p>0.617188190691</text:p>
          </table:table-cell>
          <table:table-cell office:value-type="float" office:value="0.544602381086" calcext:value-type="float">
            <text:p>0.544602381086</text:p>
          </table:table-cell>
          <table:table-cell office:value-type="float" office:value="0.371482" calcext:value-type="float">
            <text:p>0.371482</text:p>
          </table:table-cell>
          <table:table-cell office:value-type="float" office:value="0.601163315488" calcext:value-type="float">
            <text:p>0.601163315488</text:p>
          </table:table-cell>
          <table:table-cell office:value-type="float" office:value="0.578627794706" calcext:value-type="float">
            <text:p>0.5786277947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551481570768" calcext:value-type="float">
            <text:p>0.551481570768</text:p>
          </table:table-cell>
          <table:table-cell office:value-type="float" office:value="0.711907166076" calcext:value-type="float">
            <text:p>0.711907166076</text:p>
          </table:table-cell>
          <table:table-cell office:value-type="float" office:value="0.50757" calcext:value-type="float">
            <text:p>0.50757</text:p>
          </table:table-cell>
          <table:table-cell office:value-type="float" office:value="0.577509487832" calcext:value-type="float">
            <text:p>0.577509487832</text:p>
          </table:table-cell>
          <table:table-cell office:value-type="float" office:value="0.621508916043" calcext:value-type="float">
            <text:p>0.621508916043</text:p>
          </table:table-cell>
        </table:table-row>
        <table:table-row table:style-name="ro1">
          <table:table-cell table:number-columns-repeated="6"/>
          <table:table-cell table:style-name="ce1" table:formula="of:=AVERAGE([.G12:.G19])" office:value-type="float" office:value="0.5564726457385" calcext:value-type="float">
            <text:p>0.5564726457385</text:p>
          </table:table-cell>
          <table:table-cell table:style-name="ce1" table:formula="of:=AVERAGE([.H12:.H19])" office:value-type="float" office:value="0.633802444825375" calcext:value-type="float">
            <text:p>0.633802444825375</text:p>
          </table:table-cell>
          <table:table-cell table:style-name="ce1" table:formula="of:=AVERAGE([.I12:.I19])" office:value-type="float" office:value="0.424503" calcext:value-type="float">
            <text:p>0.424503</text:p>
          </table:table-cell>
          <table:table-cell table:style-name="ce1" table:formula="of:=AVERAGE([.J12:.J19])" office:value-type="float" office:value="0.567922660063125" calcext:value-type="float">
            <text:p>0.567922660063125</text:p>
          </table:table-cell>
          <table:table-cell table:style-name="ce1" table:formula="of:=AVERAGE([.K12:.K19])" office:value-type="float" office:value="0.588431249312875" calcext:value-type="float">
            <text:p>0.588431249312875</text:p>
          </table:table-cell>
        </table:table-row>
        <table:table-row table:style-name="ro1">
          <table:table-cell table:number-columns-repeated="6"/>
          <table:table-cell table:style-name="ce2" table:formula="of:=STDEV([.G12:.G19])/SQRT(8)" office:value-type="float" office:value="0.0175206820787065" calcext:value-type="float">
            <text:p>0.017520682078707</text:p>
          </table:table-cell>
          <table:table-cell table:style-name="ce2" table:formula="of:=STDEV([.H12:.H19])/SQRT(8)" office:value-type="float" office:value="0.0238150792597074" calcext:value-type="float">
            <text:p>0.023815079259707</text:p>
          </table:table-cell>
          <table:table-cell table:style-name="ce2" table:formula="of:=STDEV([.I12:.I19])/SQRT(8)" office:value-type="float" office:value="0.0189540332731962" calcext:value-type="float">
            <text:p>0.018954033273196</text:p>
          </table:table-cell>
          <table:table-cell table:style-name="ce2" table:formula="of:=STDEV([.J12:.J19])/SQRT(8)" office:value-type="float" office:value="0.0120793484122617" calcext:value-type="float">
            <text:p>0.012079348412262</text:p>
          </table:table-cell>
          <table:table-cell table:style-name="ce2" table:formula="of:=STDEV([.K12:.K19])/SQRT(8)" office:value-type="float" office:value="0.00851024030055077" calcext:value-type="float">
            <text:p>0.00851024030055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16284890889" calcext:value-type="float">
            <text:p>0.416284890889</text:p>
          </table:table-cell>
          <table:table-cell office:value-type="float" office:value="0.68932734953" calcext:value-type="float">
            <text:p>0.68932734953</text:p>
          </table:table-cell>
          <table:table-cell office:value-type="float" office:value="0.388162" calcext:value-type="float">
            <text:p>0.388162</text:p>
          </table:table-cell>
          <table:table-cell office:value-type="float" office:value="0.452100259759" calcext:value-type="float">
            <text:p>0.452100259759</text:p>
          </table:table-cell>
          <table:table-cell office:value-type="float" office:value="0.519090780647" calcext:value-type="float">
            <text:p>0.5190907806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01226685077" calcext:value-type="float">
            <text:p>0.401226685077</text:p>
          </table:table-cell>
          <table:table-cell office:value-type="float" office:value="0.651996354097" calcext:value-type="float">
            <text:p>0.651996354097</text:p>
          </table:table-cell>
          <table:table-cell office:value-type="float" office:value="0.370434" calcext:value-type="float">
            <text:p>0.370434</text:p>
          </table:table-cell>
          <table:table-cell office:value-type="float" office:value="0.434662508019" calcext:value-type="float">
            <text:p>0.434662508019</text:p>
          </table:table-cell>
          <table:table-cell office:value-type="float" office:value="0.49675771628" calcext:value-type="float">
            <text:p>0.4967577162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77763505425" calcext:value-type="float">
            <text:p>0.477763505425</text:p>
          </table:table-cell>
          <table:table-cell office:value-type="float" office:value="0.550946305749" calcext:value-type="float">
            <text:p>0.550946305749</text:p>
          </table:table-cell>
          <table:table-cell office:value-type="float" office:value="0.310815" calcext:value-type="float">
            <text:p>0.310815</text:p>
          </table:table-cell>
          <table:table-cell office:value-type="float" office:value="0.490802265769" calcext:value-type="float">
            <text:p>0.490802265769</text:p>
          </table:table-cell>
          <table:table-cell office:value-type="float" office:value="0.511751779708" calcext:value-type="float">
            <text:p>0.5117517797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38107888771" calcext:value-type="float">
            <text:p>0.538107888771</text:p>
          </table:table-cell>
          <table:table-cell office:value-type="float" office:value="0.558311690061" calcext:value-type="float">
            <text:p>0.558311690061</text:p>
          </table:table-cell>
          <table:table-cell office:value-type="float" office:value="0.356937" calcext:value-type="float">
            <text:p>0.356937</text:p>
          </table:table-cell>
          <table:table-cell office:value-type="float" office:value="0.54203081681" calcext:value-type="float">
            <text:p>0.54203081681</text:p>
          </table:table-cell>
          <table:table-cell office:value-type="float" office:value="0.548023640977" calcext:value-type="float">
            <text:p>0.5480236409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18766372863" calcext:value-type="float">
            <text:p>0.518766372863</text:p>
          </table:table-cell>
          <table:table-cell office:value-type="float" office:value="0.538178673179" calcext:value-type="float">
            <text:p>0.538178673179</text:p>
          </table:table-cell>
          <table:table-cell office:value-type="float" office:value="0.325162" calcext:value-type="float">
            <text:p>0.325162</text:p>
          </table:table-cell>
          <table:table-cell office:value-type="float" office:value="0.52253598544" calcext:value-type="float">
            <text:p>0.52253598544</text:p>
          </table:table-cell>
          <table:table-cell office:value-type="float" office:value="0.528294255756" calcext:value-type="float">
            <text:p>0.52829425575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405746907754" calcext:value-type="float">
            <text:p>0.405746907754</text:p>
          </table:table-cell>
          <table:table-cell office:value-type="float" office:value="0.652436102646" calcext:value-type="float">
            <text:p>0.652436102646</text:p>
          </table:table-cell>
          <table:table-cell office:value-type="float" office:value="0.364372" calcext:value-type="float">
            <text:p>0.364372</text:p>
          </table:table-cell>
          <table:table-cell office:value-type="float" office:value="0.43893996568" calcext:value-type="float">
            <text:p>0.43893996568</text:p>
          </table:table-cell>
          <table:table-cell office:value-type="float" office:value="0.500336763214" calcext:value-type="float">
            <text:p>0.50033676321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12509336297" calcext:value-type="float">
            <text:p>0.512509336297</text:p>
          </table:table-cell>
          <table:table-cell office:value-type="float" office:value="0.546971421971" calcext:value-type="float">
            <text:p>0.546971421971</text:p>
          </table:table-cell>
          <table:table-cell office:value-type="float" office:value="0.316019" calcext:value-type="float">
            <text:p>0.316019</text:p>
          </table:table-cell>
          <table:table-cell office:value-type="float" office:value="0.519049912953" calcext:value-type="float">
            <text:p>0.519049912953</text:p>
          </table:table-cell>
          <table:table-cell office:value-type="float" office:value="0.52917989923" calcext:value-type="float">
            <text:p>0.529179899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496103372064" calcext:value-type="float">
            <text:p>0.496103372064</text:p>
          </table:table-cell>
          <table:table-cell office:value-type="float" office:value="0.625687368965" calcext:value-type="float">
            <text:p>0.625687368965</text:p>
          </table:table-cell>
          <table:table-cell office:value-type="float" office:value="0.386274" calcext:value-type="float">
            <text:p>0.386274</text:p>
          </table:table-cell>
          <table:table-cell office:value-type="float" office:value="0.517540588589" calcext:value-type="float">
            <text:p>0.517540588589</text:p>
          </table:table-cell>
          <table:table-cell office:value-type="float" office:value="0.553410903207" calcext:value-type="float">
            <text:p>0.553410903207</text:p>
          </table:table-cell>
        </table:table-row>
        <table:table-row table:style-name="ro1">
          <table:table-cell table:number-columns-repeated="6"/>
          <table:table-cell table:style-name="ce1" table:formula="of:=AVERAGE([.G23:.G30])" office:value-type="float" office:value="0.4708136198925" calcext:value-type="float">
            <text:p>0.4708136198925</text:p>
          </table:table-cell>
          <table:table-cell table:style-name="ce1" table:formula="of:=AVERAGE([.H23:.H30])" office:value-type="float" office:value="0.60173190827475" calcext:value-type="float">
            <text:p>0.60173190827475</text:p>
          </table:table-cell>
          <table:table-cell table:style-name="ce1" table:formula="of:=AVERAGE([.I23:.I30])" office:value-type="float" office:value="0.352271875" calcext:value-type="float">
            <text:p>0.352271875</text:p>
          </table:table-cell>
          <table:table-cell table:style-name="ce1" table:formula="of:=AVERAGE([.J23:.J30])" office:value-type="float" office:value="0.489707787877375" calcext:value-type="float">
            <text:p>0.489707787877375</text:p>
          </table:table-cell>
          <table:table-cell table:style-name="ce1" table:formula="of:=AVERAGE([.K23:.K30])" office:value-type="float" office:value="0.523355717377375" calcext:value-type="float">
            <text:p>0.523355717377375</text:p>
          </table:table-cell>
        </table:table-row>
        <table:table-row table:style-name="ro1">
          <table:table-cell table:number-columns-repeated="6"/>
          <table:table-cell table:style-name="ce2" table:formula="of:=STDEV([.G23:.G30])/SQRT(8)" office:value-type="float" office:value="0.0195044826321619" calcext:value-type="float">
            <text:p>0.019504482632162</text:p>
          </table:table-cell>
          <table:table-cell table:style-name="ce2" table:formula="of:=STDEV([.H23:.H30])/SQRT(8)" office:value-type="float" office:value="0.0210638792855852" calcext:value-type="float">
            <text:p>0.021063879285585</text:p>
          </table:table-cell>
          <table:table-cell table:style-name="ce2" table:formula="of:=STDEV([.I23:.I30])/SQRT(8)" office:value-type="float" office:value="0.0109464390254116" calcext:value-type="float">
            <text:p>0.010946439025412</text:p>
          </table:table-cell>
          <table:table-cell table:style-name="ce2" table:formula="of:=STDEV([.J23:.J30])/SQRT(8)" office:value-type="float" office:value="0.0149247479457554" calcext:value-type="float">
            <text:p>0.014924747945755</text:p>
          </table:table-cell>
          <table:table-cell table:style-name="ce2" table:formula="of:=STDEV([.K23:.K30])/SQRT(8)" office:value-type="float" office:value="0.00727065760613974" calcext:value-type="float">
            <text:p>0.0072706576061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52588550723" calcext:value-type="float">
            <text:p>0.352588550723</text:p>
          </table:table-cell>
          <table:table-cell office:value-type="float" office:value="0.754203961691" calcext:value-type="float">
            <text:p>0.754203961691</text:p>
          </table:table-cell>
          <table:table-cell office:value-type="float" office:value="0.361741" calcext:value-type="float">
            <text:p>0.361741</text:p>
          </table:table-cell>
          <table:table-cell office:value-type="float" office:value="0.394615264942" calcext:value-type="float">
            <text:p>0.394615264942</text:p>
          </table:table-cell>
          <table:table-cell office:value-type="float" office:value="0.480530323109" calcext:value-type="float">
            <text:p>0.48053032310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7342055761" calcext:value-type="float">
            <text:p>0.447342055761</text:p>
          </table:table-cell>
          <table:table-cell office:value-type="float" office:value="0.577991955757" calcext:value-type="float">
            <text:p>0.577991955757</text:p>
          </table:table-cell>
          <table:table-cell office:value-type="float" office:value="0.267374" calcext:value-type="float">
            <text:p>0.267374</text:p>
          </table:table-cell>
          <table:table-cell office:value-type="float" office:value="0.468523147199" calcext:value-type="float">
            <text:p>0.468523147199</text:p>
          </table:table-cell>
          <table:table-cell office:value-type="float" office:value="0.504343183386" calcext:value-type="float">
            <text:p>0.50434318338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02201951654" calcext:value-type="float">
            <text:p>0.502201951654</text:p>
          </table:table-cell>
          <table:table-cell office:value-type="float" office:value="0.594649011343" calcext:value-type="float">
            <text:p>0.594649011343</text:p>
          </table:table-cell>
          <table:table-cell office:value-type="float" office:value="0.270234" calcext:value-type="float">
            <text:p>0.270234</text:p>
          </table:table-cell>
          <table:table-cell office:value-type="float" office:value="0.518318004862" calcext:value-type="float">
            <text:p>0.518318004862</text:p>
          </table:table-cell>
          <table:table-cell office:value-type="float" office:value="0.544529574428" calcext:value-type="float">
            <text:p>0.54452957442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96368856057" calcext:value-type="float">
            <text:p>0.496368856057</text:p>
          </table:table-cell>
          <table:table-cell office:value-type="float" office:value="0.591774173315" calcext:value-type="float">
            <text:p>0.591774173315</text:p>
          </table:table-cell>
          <table:table-cell office:value-type="float" office:value="0.264111" calcext:value-type="float">
            <text:p>0.264111</text:p>
          </table:table-cell>
          <table:table-cell office:value-type="float" office:value="0.512906938102" calcext:value-type="float">
            <text:p>0.512906938102</text:p>
          </table:table-cell>
          <table:table-cell office:value-type="float" office:value="0.539889079879" calcext:value-type="float">
            <text:p>0.53988907987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13900548454" calcext:value-type="float">
            <text:p>0.413900548454</text:p>
          </table:table-cell>
          <table:table-cell office:value-type="float" office:value="0.710802514132" calcext:value-type="float">
            <text:p>0.710802514132</text:p>
          </table:table-cell>
          <table:table-cell office:value-type="float" office:value="0.30603" calcext:value-type="float">
            <text:p>0.30603</text:p>
          </table:table-cell>
          <table:table-cell office:value-type="float" office:value="0.451629659109" calcext:value-type="float">
            <text:p>0.451629659109</text:p>
          </table:table-cell>
          <table:table-cell office:value-type="float" office:value="0.523163064508" calcext:value-type="float">
            <text:p>0.5231630645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369275586911" calcext:value-type="float">
            <text:p>0.369275586911</text:p>
          </table:table-cell>
          <table:table-cell office:value-type="float" office:value="0.566157714062" calcext:value-type="float">
            <text:p>0.566157714062</text:p>
          </table:table-cell>
          <table:table-cell office:value-type="float" office:value="0.232596" calcext:value-type="float">
            <text:p>0.232596</text:p>
          </table:table-cell>
          <table:table-cell office:value-type="float" office:value="0.396878603429" calcext:value-type="float">
            <text:p>0.396878603429</text:p>
          </table:table-cell>
          <table:table-cell office:value-type="float" office:value="0.446997604056" calcext:value-type="float">
            <text:p>0.44699760405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15264501562" calcext:value-type="float">
            <text:p>0.515264501562</text:p>
          </table:table-cell>
          <table:table-cell office:value-type="float" office:value="0.570151042528" calcext:value-type="float">
            <text:p>0.570151042528</text:p>
          </table:table-cell>
          <table:table-cell office:value-type="float" office:value="0.314613" calcext:value-type="float">
            <text:p>0.314613</text:p>
          </table:table-cell>
          <table:table-cell office:value-type="float" office:value="0.525379814366" calcext:value-type="float">
            <text:p>0.525379814366</text:p>
          </table:table-cell>
          <table:table-cell office:value-type="float" office:value="0.541320039763" calcext:value-type="float">
            <text:p>0.54132003976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7962704166" calcext:value-type="float">
            <text:p>0.37962704166</text:p>
          </table:table-cell>
          <table:table-cell office:value-type="float" office:value="0.573401763889" calcext:value-type="float">
            <text:p>0.573401763889</text:p>
          </table:table-cell>
          <table:table-cell office:value-type="float" office:value="0.230965" calcext:value-type="float">
            <text:p>0.230965</text:p>
          </table:table-cell>
          <table:table-cell office:value-type="float" office:value="0.407145067344" calcext:value-type="float">
            <text:p>0.407145067344</text:p>
          </table:table-cell>
          <table:table-cell office:value-type="float" office:value="0.456814765808" calcext:value-type="float">
            <text:p>0.456814765808</text:p>
          </table:table-cell>
        </table:table-row>
        <table:table-row table:style-name="ro1">
          <table:table-cell table:number-columns-repeated="6"/>
          <table:table-cell table:style-name="ce1" table:formula="of:=AVERAGE([.G34:.G41])" office:value-type="float" office:value="0.43457113659775" calcext:value-type="float">
            <text:p>0.43457113659775</text:p>
          </table:table-cell>
          <table:table-cell table:style-name="ce1" table:formula="of:=AVERAGE([.H34:.H41])" office:value-type="float" office:value="0.617391517089625" calcext:value-type="float">
            <text:p>0.617391517089625</text:p>
          </table:table-cell>
          <table:table-cell table:style-name="ce1" table:formula="of:=AVERAGE([.I34:.I41])" office:value-type="float" office:value="0.280958" calcext:value-type="float">
            <text:p>0.280958</text:p>
          </table:table-cell>
          <table:table-cell table:style-name="ce1" table:formula="of:=AVERAGE([.J34:.J41])" office:value-type="float" office:value="0.459424562419125" calcext:value-type="float">
            <text:p>0.459424562419125</text:p>
          </table:table-cell>
          <table:table-cell table:style-name="ce1" table:formula="of:=AVERAGE([.K34:.K41])" office:value-type="float" office:value="0.504698454367125" calcext:value-type="float">
            <text:p>0.504698454367125</text:p>
          </table:table-cell>
        </table:table-row>
        <table:table-row table:style-name="ro1">
          <table:table-cell table:number-columns-repeated="6"/>
          <table:table-cell table:style-name="ce2" table:formula="of:=STDEV([.G34:.G41])/SQRT(8)" office:value-type="float" office:value="0.0229511051630135" calcext:value-type="float">
            <text:p>0.022951105163014</text:p>
          </table:table-cell>
          <table:table-cell table:style-name="ce2" table:formula="of:=STDEV([.H34:.H41])/SQRT(8)" office:value-type="float" office:value="0.0256907147155257" calcext:value-type="float">
            <text:p>0.025690714715526</text:p>
          </table:table-cell>
          <table:table-cell table:style-name="ce2" table:formula="of:=STDEV([.I34:.I41])/SQRT(8)" office:value-type="float" office:value="0.0156460235888502" calcext:value-type="float">
            <text:p>0.01564602358885</text:p>
          </table:table-cell>
          <table:table-cell table:style-name="ce2" table:formula="of:=STDEV([.J34:.J41])/SQRT(8)" office:value-type="float" office:value="0.0196704227404941" calcext:value-type="float">
            <text:p>0.019670422740494</text:p>
          </table:table-cell>
          <table:table-cell table:style-name="ce2" table:formula="of:=STDEV([.K34:.K41])/SQRT(8)" office:value-type="float" office:value="0.0138315381958981" calcext:value-type="float">
            <text:p>0.01383153819589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91901275448" calcext:value-type="float">
            <text:p>0.491901275448</text:p>
          </table:table-cell>
          <table:table-cell office:value-type="float" office:value="0.62926887516" calcext:value-type="float">
            <text:p>0.62926887516</text:p>
          </table:table-cell>
          <table:table-cell office:value-type="float" office:value="0.334904" calcext:value-type="float">
            <text:p>0.334904</text:p>
          </table:table-cell>
          <table:table-cell office:value-type="float" office:value="0.514357845416" calcext:value-type="float">
            <text:p>0.514357845416</text:p>
          </table:table-cell>
          <table:table-cell office:value-type="float" office:value="0.552169823864" calcext:value-type="float">
            <text:p>0.5521698238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31315477744" calcext:value-type="float">
            <text:p>0.331315477744</text:p>
          </table:table-cell>
          <table:table-cell office:value-type="float" office:value="0.709679598577" calcext:value-type="float">
            <text:p>0.709679598577</text:p>
          </table:table-cell>
          <table:table-cell office:value-type="float" office:value="0.32051" calcext:value-type="float">
            <text:p>0.32051</text:p>
          </table:table-cell>
          <table:table-cell office:value-type="float" office:value="0.37086013074" calcext:value-type="float">
            <text:p>0.37086013074</text:p>
          </table:table-cell>
          <table:table-cell office:value-type="float" office:value="0.451736690396" calcext:value-type="float">
            <text:p>0.45173669039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43056704695" calcext:value-type="float">
            <text:p>0.343056704695</text:p>
          </table:table-cell>
          <table:table-cell office:value-type="float" office:value="0.760959943764" calcext:value-type="float">
            <text:p>0.760959943764</text:p>
          </table:table-cell>
          <table:table-cell office:value-type="float" office:value="0.312067" calcext:value-type="float">
            <text:p>0.312067</text:p>
          </table:table-cell>
          <table:table-cell office:value-type="float" office:value="0.385385872101" calcext:value-type="float">
            <text:p>0.385385872101</text:p>
          </table:table-cell>
          <table:table-cell office:value-type="float" office:value="0.472913902299" calcext:value-type="float">
            <text:p>0.47291390229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3755934652" calcext:value-type="float">
            <text:p>0.33755934652</text:p>
          </table:table-cell>
          <table:table-cell office:value-type="float" office:value="0.735254213489" calcext:value-type="float">
            <text:p>0.735254213489</text:p>
          </table:table-cell>
          <table:table-cell office:value-type="float" office:value="0.305941" calcext:value-type="float">
            <text:p>0.305941</text:p>
          </table:table-cell>
          <table:table-cell office:value-type="float" office:value="0.378505663214" calcext:value-type="float">
            <text:p>0.378505663214</text:p>
          </table:table-cell>
          <table:table-cell office:value-type="float" office:value="0.462693502549" calcext:value-type="float">
            <text:p>0.46269350254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487050500019" calcext:value-type="float">
            <text:p>0.487050500019</text:p>
          </table:table-cell>
          <table:table-cell office:value-type="float" office:value="0.594187354097" calcext:value-type="float">
            <text:p>0.594187354097</text:p>
          </table:table-cell>
          <table:table-cell office:value-type="float" office:value="0.251045" calcext:value-type="float">
            <text:p>0.251045</text:p>
          </table:table-cell>
          <table:table-cell office:value-type="float" office:value="0.50527141624" calcext:value-type="float">
            <text:p>0.50527141624</text:p>
          </table:table-cell>
          <table:table-cell office:value-type="float" office:value="0.535310980496" calcext:value-type="float">
            <text:p>0.53531098049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481184793905" calcext:value-type="float">
            <text:p>0.481184793905</text:p>
          </table:table-cell>
          <table:table-cell office:value-type="float" office:value="0.551015308978" calcext:value-type="float">
            <text:p>0.551015308978</text:p>
          </table:table-cell>
          <table:table-cell office:value-type="float" office:value="0.222849" calcext:value-type="float">
            <text:p>0.222849</text:p>
          </table:table-cell>
          <table:table-cell office:value-type="float" office:value="0.493698128486" calcext:value-type="float">
            <text:p>0.493698128486</text:p>
          </table:table-cell>
          <table:table-cell office:value-type="float" office:value="0.513737960592" calcext:value-type="float">
            <text:p>0.51373796059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18228807274" calcext:value-type="float">
            <text:p>0.318228807274</text:p>
          </table:table-cell>
          <table:table-cell office:value-type="float" office:value="0.76023781303" calcext:value-type="float">
            <text:p>0.76023781303</text:p>
          </table:table-cell>
          <table:table-cell office:value-type="float" office:value="0.30032" calcext:value-type="float">
            <text:p>0.30032</text:p>
          </table:table-cell>
          <table:table-cell office:value-type="float" office:value="0.36010212047" calcext:value-type="float">
            <text:p>0.36010212047</text:p>
          </table:table-cell>
          <table:table-cell office:value-type="float" office:value="0.448654725015" calcext:value-type="float">
            <text:p>0.44865472501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89514085527" calcext:value-type="float">
            <text:p>0.389514085527</text:p>
          </table:table-cell>
          <table:table-cell office:value-type="float" office:value="0.54466198164" calcext:value-type="float">
            <text:p>0.54466198164</text:p>
          </table:table-cell>
          <table:table-cell office:value-type="float" office:value="0.218265" calcext:value-type="float">
            <text:p>0.218265</text:p>
          </table:table-cell>
          <table:table-cell office:value-type="float" office:value="0.413045424513" calcext:value-type="float">
            <text:p>0.413045424513</text:p>
          </table:table-cell>
          <table:table-cell office:value-type="float" office:value="0.454204557698" calcext:value-type="float">
            <text:p>0.454204557698</text:p>
          </table:table-cell>
        </table:table-row>
        <table:table-row table:style-name="ro1">
          <table:table-cell table:number-columns-repeated="6"/>
          <table:table-cell table:style-name="ce1" table:formula="of:=AVERAGE([.G45:.G52])" office:value-type="float" office:value="0.3974763738915" calcext:value-type="float">
            <text:p>0.3974763738915</text:p>
          </table:table-cell>
          <table:table-cell table:style-name="ce1" table:formula="of:=AVERAGE([.H45:.H52])" office:value-type="float" office:value="0.660658136091875" calcext:value-type="float">
            <text:p>0.660658136091875</text:p>
          </table:table-cell>
          <table:table-cell table:style-name="ce1" table:formula="of:=AVERAGE([.I45:.I52])" office:value-type="float" office:value="0.283237625" calcext:value-type="float">
            <text:p>0.283237625</text:p>
          </table:table-cell>
          <table:table-cell table:style-name="ce1" table:formula="of:=AVERAGE([.J45:.J52])" office:value-type="float" office:value="0.4276533251475" calcext:value-type="float">
            <text:p>0.4276533251475</text:p>
          </table:table-cell>
          <table:table-cell table:style-name="ce1" table:formula="of:=AVERAGE([.K45:.K52])" office:value-type="float" office:value="0.486427767863625" calcext:value-type="float">
            <text:p>0.486427767863625</text:p>
          </table:table-cell>
        </table:table-row>
        <table:table-row table:style-name="ro1">
          <table:table-cell table:number-columns-repeated="6"/>
          <table:table-cell table:style-name="ce2" table:formula="of:=STDEV([.G45:.G52])/SQRT(8)" office:value-type="float" office:value="0.0271303320239757" calcext:value-type="float">
            <text:p>0.027130332023976</text:p>
          </table:table-cell>
          <table:table-cell table:style-name="ce2" table:formula="of:=STDEV([.H45:.H52])/SQRT(8)" office:value-type="float" office:value="0.0324104676583435" calcext:value-type="float">
            <text:p>0.032410467658344</text:p>
          </table:table-cell>
          <table:table-cell table:style-name="ce2" table:formula="of:=STDEV([.I45:.I52])/SQRT(8)" office:value-type="float" office:value="0.0161475457068531" calcext:value-type="float">
            <text:p>0.016147545706853</text:p>
          </table:table-cell>
          <table:table-cell table:style-name="ce2" table:formula="of:=STDEV([.J45:.J52])/SQRT(8)" office:value-type="float" office:value="0.023187208278396" calcext:value-type="float">
            <text:p>0.023187208278396</text:p>
          </table:table-cell>
          <table:table-cell table:style-name="ce2" table:formula="of:=STDEV([.K45:.K52])/SQRT(8)" office:value-type="float" office:value="0.0145602086419816" calcext:value-type="float">
            <text:p>0.0145602086419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788225553" calcext:value-type="float">
            <text:p>0.35788225553</text:p>
          </table:table-cell>
          <table:table-cell office:value-type="float" office:value="0.64123317591" calcext:value-type="float">
            <text:p>0.64123317591</text:p>
          </table:table-cell>
          <table:table-cell office:value-type="float" office:value="0.147046" calcext:value-type="float">
            <text:p>0.147046</text:p>
          </table:table-cell>
          <table:table-cell office:value-type="float" office:value="0.392576982328" calcext:value-type="float">
            <text:p>0.392576982328</text:p>
          </table:table-cell>
          <table:table-cell office:value-type="float" office:value="0.459378302234" calcext:value-type="float">
            <text:p>0.45937830223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7653926166" calcext:value-type="float">
            <text:p>0.37653926166</text:p>
          </table:table-cell>
          <table:table-cell office:value-type="float" office:value="0.659386546969" calcext:value-type="float">
            <text:p>0.659386546969</text:p>
          </table:table-cell>
          <table:table-cell office:value-type="float" office:value="0.217379" calcext:value-type="float">
            <text:p>0.217379</text:p>
          </table:table-cell>
          <table:table-cell office:value-type="float" office:value="0.41187439391" calcext:value-type="float">
            <text:p>0.41187439391</text:p>
          </table:table-cell>
          <table:table-cell office:value-type="float" office:value="0.479348851966" calcext:value-type="float">
            <text:p>0.47934885196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61547477458" calcext:value-type="float">
            <text:p>0.361547477458</text:p>
          </table:table-cell>
          <table:table-cell office:value-type="float" office:value="0.743031740361" calcext:value-type="float">
            <text:p>0.743031740361</text:p>
          </table:table-cell>
          <table:table-cell office:value-type="float" office:value="0.174658" calcext:value-type="float">
            <text:p>0.174658</text:p>
          </table:table-cell>
          <table:table-cell office:value-type="float" office:value="0.402920645555" calcext:value-type="float">
            <text:p>0.402920645555</text:p>
          </table:table-cell>
          <table:table-cell office:value-type="float" office:value="0.486413734868" calcext:value-type="float">
            <text:p>0.48641373486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581504005875" calcext:value-type="float">
            <text:p>0.581504005875</text:p>
          </table:table-cell>
          <table:table-cell office:value-type="float" office:value="0.521900002731" calcext:value-type="float">
            <text:p>0.521900002731</text:p>
          </table:table-cell>
          <table:table-cell office:value-type="float" office:value="0.2848" calcext:value-type="float">
            <text:p>0.2848</text:p>
          </table:table-cell>
          <table:table-cell office:value-type="float" office:value="0.568518387339" calcext:value-type="float">
            <text:p>0.568518387339</text:p>
          </table:table-cell>
          <table:table-cell office:value-type="float" office:value="0.550092150993" calcext:value-type="float">
            <text:p>0.55009215099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6915651186" calcext:value-type="float">
            <text:p>0.36915651186</text:p>
          </table:table-cell>
          <table:table-cell office:value-type="float" office:value="0.695450872657" calcext:value-type="float">
            <text:p>0.695450872657</text:p>
          </table:table-cell>
          <table:table-cell office:value-type="float" office:value="0.18408" calcext:value-type="float">
            <text:p>0.18408</text:p>
          </table:table-cell>
          <table:table-cell office:value-type="float" office:value="0.407384127563" calcext:value-type="float">
            <text:p>0.407384127563</text:p>
          </table:table-cell>
          <table:table-cell office:value-type="float" office:value="0.48230027718" calcext:value-type="float">
            <text:p>0.482300277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60072517915" calcext:value-type="float">
            <text:p>0.360072517915</text:p>
          </table:table-cell>
          <table:table-cell office:value-type="float" office:value="0.73356360468" calcext:value-type="float">
            <text:p>0.73356360468</text:p>
          </table:table-cell>
          <table:table-cell office:value-type="float" office:value="0.188047" calcext:value-type="float">
            <text:p>0.188047</text:p>
          </table:table-cell>
          <table:table-cell office:value-type="float" office:value="0.400895386628" calcext:value-type="float">
            <text:p>0.400895386628</text:p>
          </table:table-cell>
          <table:table-cell office:value-type="float" office:value="0.483042007723" calcext:value-type="float">
            <text:p>0.4830420077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465175269991" calcext:value-type="float">
            <text:p>0.465175269991</text:p>
          </table:table-cell>
          <table:table-cell office:value-type="float" office:value="0.57899714807" calcext:value-type="float">
            <text:p>0.57899714807</text:p>
          </table:table-cell>
          <table:table-cell office:value-type="float" office:value="0.196367" calcext:value-type="float">
            <text:p>0.196367</text:p>
          </table:table-cell>
          <table:table-cell office:value-type="float" office:value="0.484213027379" calcext:value-type="float">
            <text:p>0.484213027379</text:p>
          </table:table-cell>
          <table:table-cell office:value-type="float" office:value="0.515882530545" calcext:value-type="float">
            <text:p>0.5158825305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58187595065" calcext:value-type="float">
            <text:p>0.358187595065</text:p>
          </table:table-cell>
          <table:table-cell office:value-type="float" office:value="0.642392503029" calcext:value-type="float">
            <text:p>0.642392503029</text:p>
          </table:table-cell>
          <table:table-cell office:value-type="float" office:value="0.138383" calcext:value-type="float">
            <text:p>0.138383</text:p>
          </table:table-cell>
          <table:table-cell office:value-type="float" office:value="0.392957779673" calcext:value-type="float">
            <text:p>0.392957779673</text:p>
          </table:table-cell>
          <table:table-cell office:value-type="float" office:value="0.459927248575" calcext:value-type="float">
            <text:p>0.459927248575</text:p>
          </table:table-cell>
        </table:table-row>
        <table:table-row table:style-name="ro1">
          <table:table-cell table:number-columns-repeated="6"/>
          <table:table-cell table:style-name="ce1" table:formula="of:=AVERAGE([.G56:.G63])" office:value-type="float" office:value="0.40375811191925" calcext:value-type="float">
            <text:p>0.40375811191925</text:p>
          </table:table-cell>
          <table:table-cell table:style-name="ce1" table:formula="of:=AVERAGE([.H56:.H63])" office:value-type="float" office:value="0.651994449300875" calcext:value-type="float">
            <text:p>0.651994449300875</text:p>
          </table:table-cell>
          <table:table-cell table:style-name="ce1" table:formula="of:=AVERAGE([.I56:.I63])" office:value-type="float" office:value="0.191345" calcext:value-type="float">
            <text:p>0.191345</text:p>
          </table:table-cell>
          <table:table-cell table:style-name="ce1" table:formula="of:=AVERAGE([.J56:.J63])" office:value-type="float" office:value="0.432667591296875" calcext:value-type="float">
            <text:p>0.432667591296875</text:p>
          </table:table-cell>
          <table:table-cell table:style-name="ce1" table:formula="of:=AVERAGE([.K56:.K63])" office:value-type="float" office:value="0.4895481380105" calcext:value-type="float">
            <text:p>0.4895481380105</text:p>
          </table:table-cell>
        </table:table-row>
        <table:table-row table:style-name="ro1">
          <table:table-cell table:number-columns-repeated="6"/>
          <table:table-cell table:style-name="ce2" table:formula="of:=STDEV([.G56:.G63])/SQRT(8)" office:value-type="float" office:value="0.0284024777750774" calcext:value-type="float">
            <text:p>0.028402477775077</text:p>
          </table:table-cell>
          <table:table-cell table:style-name="ce2" table:formula="of:=STDEV([.H56:.H63])/SQRT(8)" office:value-type="float" office:value="0.0265066004934168" calcext:value-type="float">
            <text:p>0.026506600493417</text:p>
          </table:table-cell>
          <table:table-cell table:style-name="ce2" table:formula="of:=STDEV([.I56:.I63])/SQRT(8)" office:value-type="float" office:value="0.0161169356955435" calcext:value-type="float">
            <text:p>0.016116935695544</text:p>
          </table:table-cell>
          <table:table-cell table:style-name="ce2" table:formula="of:=STDEV([.J56:.J63])/SQRT(8)" office:value-type="float" office:value="0.0220642168289182" calcext:value-type="float">
            <text:p>0.022064216828918</text:p>
          </table:table-cell>
          <table:table-cell table:style-name="ce2" table:formula="of:=STDEV([.K56:.K63])/SQRT(8)" office:value-type="float" office:value="0.0106531391724381" calcext:value-type="float">
            <text:p>0.01065313917243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5961661928" calcext:value-type="float">
            <text:p>0.505961661928</text:p>
          </table:table-cell>
          <table:table-cell office:value-type="float" office:value="0.500324675325" calcext:value-type="float">
            <text:p>0.500324675325</text:p>
          </table:table-cell>
          <table:table-cell office:value-type="float" office:value="0.0811461" calcext:value-type="float">
            <text:p>0.0811461</text:p>
          </table:table-cell>
          <table:table-cell office:value-type="float" office:value="0.504824125854" calcext:value-type="float">
            <text:p>0.504824125854</text:p>
          </table:table-cell>
          <table:table-cell office:value-type="float" office:value="0.50312738007" calcext:value-type="float">
            <text:p>0.503127380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205680705191" calcext:value-type="float">
            <text:p>0.0205680705191</text:p>
          </table:table-cell>
          <table:table-cell office:value-type="float" office:value="0.5" calcext:value-type="float">
            <text:p>0.5</text:p>
          </table:table-cell>
          <table:table-cell office:value-type="float" office:value="0.0605011" calcext:value-type="float">
            <text:p>0.0605011</text:p>
          </table:table-cell>
          <table:table-cell office:value-type="float" office:value="0.0254483761512" calcext:value-type="float">
            <text:p>0.0254483761512</text:p>
          </table:table-cell>
          <table:table-cell office:value-type="float" office:value="0.0395108184384" calcext:value-type="float">
            <text:p>0.03951081843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05958382987" calcext:value-type="float">
            <text:p>0.505958382987</text:p>
          </table:table-cell>
          <table:table-cell office:value-type="float" office:value="0.500046382189" calcext:value-type="float">
            <text:p>0.500046382189</text:p>
          </table:table-cell>
          <table:table-cell office:value-type="float" office:value="0.0810623" calcext:value-type="float">
            <text:p>0.0810623</text:p>
          </table:table-cell>
          <table:table-cell office:value-type="float" office:value="0.504764825685" calcext:value-type="float">
            <text:p>0.504764825685</text:p>
          </table:table-cell>
          <table:table-cell office:value-type="float" office:value="0.502985011023" calcext:value-type="float">
            <text:p>0.5029850110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0748362956" calcext:value-type="float">
            <text:p>0.50748362956</text:p>
          </table:table-cell>
          <table:table-cell office:value-type="float" office:value="0.500474383302" calcext:value-type="float">
            <text:p>0.500474383302</text:p>
          </table:table-cell>
          <table:table-cell office:value-type="float" office:value="0.0824169" calcext:value-type="float">
            <text:p>0.0824169</text:p>
          </table:table-cell>
          <table:table-cell office:value-type="float" office:value="0.506066117632" calcext:value-type="float">
            <text:p>0.506066117632</text:p>
          </table:table-cell>
          <table:table-cell office:value-type="float" office:value="0.503954635608" calcext:value-type="float">
            <text:p>0.5039546356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205680705191" calcext:value-type="float">
            <text:p>0.0205680705191</text:p>
          </table:table-cell>
          <table:table-cell office:value-type="float" office:value="0.5" calcext:value-type="float">
            <text:p>0.5</text:p>
          </table:table-cell>
          <table:table-cell office:value-type="float" office:value="0.060677" calcext:value-type="float">
            <text:p>0.060677</text:p>
          </table:table-cell>
          <table:table-cell office:value-type="float" office:value="0.0254483761512" calcext:value-type="float">
            <text:p>0.0254483761512</text:p>
          </table:table-cell>
          <table:table-cell office:value-type="float" office:value="0.0395108184384" calcext:value-type="float">
            <text:p>0.03951081843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60528800755" calcext:value-type="float">
            <text:p>0.0160528800755</text:p>
          </table:table-cell>
          <table:table-cell office:value-type="float" office:value="0.5" calcext:value-type="float">
            <text:p>0.5</text:p>
          </table:table-cell>
          <table:table-cell office:value-type="float" office:value="0.0582291" calcext:value-type="float">
            <text:p>0.0582291</text:p>
          </table:table-cell>
          <table:table-cell office:value-type="float" office:value="0.019906323185" calcext:value-type="float">
            <text:p>0.019906323185</text:p>
          </table:table-cell>
          <table:table-cell office:value-type="float" office:value="0.0311070448307" calcext:value-type="float">
            <text:p>0.03110704483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119047619048" calcext:value-type="float">
            <text:p>0.0119047619048</text:p>
          </table:table-cell>
          <table:table-cell office:value-type="float" office:value="0.5" calcext:value-type="float">
            <text:p>0.5</text:p>
          </table:table-cell>
          <table:table-cell office:value-type="float" office:value="0.0559474" calcext:value-type="float">
            <text:p>0.0559474</text:p>
          </table:table-cell>
          <table:table-cell office:value-type="float" office:value="0.0147928994083" calcext:value-type="float">
            <text:p>0.0147928994083</text:p>
          </table:table-cell>
          <table:table-cell office:value-type="float" office:value="0.0232558139535" calcext:value-type="float">
            <text:p>0.02325581395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119156736939" calcext:value-type="float">
            <text:p>0.0119156736939</text:p>
          </table:table-cell>
          <table:table-cell office:value-type="float" office:value="0.5" calcext:value-type="float">
            <text:p>0.5</text:p>
          </table:table-cell>
          <table:table-cell office:value-type="float" office:value="0.0564643" calcext:value-type="float">
            <text:p>0.0564643</text:p>
          </table:table-cell>
          <table:table-cell office:value-type="float" office:value="0.0148063781321" calcext:value-type="float">
            <text:p>0.0148063781321</text:p>
          </table:table-cell>
          <table:table-cell office:value-type="float" office:value="0.0232766338406" calcext:value-type="float">
            <text:p>0.0232766338406</text:p>
          </table:table-cell>
        </table:table-row>
        <table:table-row table:style-name="ro1">
          <table:table-cell table:number-columns-repeated="6"/>
          <table:table-cell table:style-name="ce1" table:formula="of:=AVERAGE([.G67:.G74])" office:value-type="float" office:value="0.200051641398425" calcext:value-type="float">
            <text:p>0.200051641398425</text:p>
          </table:table-cell>
          <table:table-cell table:style-name="ce1" table:formula="of:=AVERAGE([.H67:.H74])" office:value-type="float" office:value="0.500105680102" calcext:value-type="float">
            <text:p>0.500105680102</text:p>
          </table:table-cell>
          <table:table-cell table:style-name="ce1" table:formula="of:=AVERAGE([.I67:.I74])" office:value-type="float" office:value="0.067055525" calcext:value-type="float">
            <text:p>0.067055525</text:p>
          </table:table-cell>
          <table:table-cell table:style-name="ce1" table:formula="of:=AVERAGE([.J67:.J74])" office:value-type="float" office:value="0.20200717777485" calcext:value-type="float">
            <text:p>0.20200717777485</text:p>
          </table:table-cell>
          <table:table-cell table:style-name="ce1" table:formula="of:=AVERAGE([.K67:.K74])" office:value-type="float" office:value="0.208341019525325" calcext:value-type="float">
            <text:p>0.208341019525325</text:p>
          </table:table-cell>
        </table:table-row>
        <table:table-row table:style-name="ro1">
          <table:table-cell table:number-columns-repeated="6"/>
          <table:table-cell table:style-name="ce2" table:formula="of:=STDEV([.G67:.G74])/SQRT(8)" office:value-type="float" office:value="0.0897171091504517" calcext:value-type="float">
            <text:p>0.089717109150452</text:p>
          </table:table-cell>
          <table:table-cell table:style-name="ce2" table:formula="of:=STDEV([.H67:.H74])/SQRT(8)" office:value-type="float" office:value="0.0000659082993455518" calcext:value-type="float">
            <text:p>6.59082993455518E-05</text:p>
          </table:table-cell>
          <table:table-cell table:style-name="ce2" table:formula="of:=STDEV([.I67:.I74])/SQRT(8)" office:value-type="float" office:value="0.0042841531630596" calcext:value-type="float">
            <text:p>0.00428415316306</text:p>
          </table:table-cell>
          <table:table-cell table:style-name="ce2" table:formula="of:=STDEV([.J67:.J74])/SQRT(8)" office:value-type="float" office:value="0.088782660372135" calcext:value-type="float">
            <text:p>0.088782660372135</text:p>
          </table:table-cell>
          <table:table-cell table:style-name="ce2" table:formula="of:=STDEV([.K67:.K74])/SQRT(8)" office:value-type="float" office:value="0.0863987852982692" calcext:value-type="float">
            <text:p>0.0863987852982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1" office:value-type="float" office:value="0.634722310951875" calcext:value-type="float">
            <text:p>0.634722310951875</text:p>
          </table:table-cell>
          <table:table-cell table:style-name="ce1" office:value-type="float" office:value="0.590596893502625" calcext:value-type="float">
            <text:p>0.590596893502625</text:p>
          </table:table-cell>
          <table:table-cell table:style-name="ce1" office:value-type="float" office:value="0.424406375" calcext:value-type="float">
            <text:p>0.424406375</text:p>
          </table:table-cell>
          <table:table-cell table:style-name="ce1" office:value-type="float" office:value="0.624123340677" calcext:value-type="float">
            <text:p>0.624123340677</text:p>
          </table:table-cell>
          <table:table-cell table:style-name="ce1" office:value-type="float" office:value="0.61003532320625" calcext:value-type="float">
            <text:p>0.61003532320625</text:p>
          </table:table-cell>
        </table:table-row>
        <table:table-row table:style-name="ro1">
          <table:table-cell table:number-columns-repeated="6"/>
          <table:table-cell table:style-name="ce1" office:value-type="float" office:value="0.5564726457385" calcext:value-type="float">
            <text:p>0.5564726457385</text:p>
          </table:table-cell>
          <table:table-cell table:style-name="ce1" office:value-type="float" office:value="0.633802444825375" calcext:value-type="float">
            <text:p>0.633802444825375</text:p>
          </table:table-cell>
          <table:table-cell table:style-name="ce1" office:value-type="float" office:value="0.424503" calcext:value-type="float">
            <text:p>0.424503</text:p>
          </table:table-cell>
          <table:table-cell table:style-name="ce1" office:value-type="float" office:value="0.567922660063125" calcext:value-type="float">
            <text:p>0.567922660063125</text:p>
          </table:table-cell>
          <table:table-cell table:style-name="ce1" office:value-type="float" office:value="0.588431249312875" calcext:value-type="float">
            <text:p>0.588431249312875</text:p>
          </table:table-cell>
        </table:table-row>
        <table:table-row table:style-name="ro1">
          <table:table-cell table:number-columns-repeated="6"/>
          <table:table-cell table:style-name="ce1" office:value-type="float" office:value="0.4708136198925" calcext:value-type="float">
            <text:p>0.4708136198925</text:p>
          </table:table-cell>
          <table:table-cell table:style-name="ce1" office:value-type="float" office:value="0.60173190827475" calcext:value-type="float">
            <text:p>0.60173190827475</text:p>
          </table:table-cell>
          <table:table-cell table:style-name="ce1" office:value-type="float" office:value="0.352271875" calcext:value-type="float">
            <text:p>0.352271875</text:p>
          </table:table-cell>
          <table:table-cell table:style-name="ce1" office:value-type="float" office:value="0.489707787877375" calcext:value-type="float">
            <text:p>0.489707787877375</text:p>
          </table:table-cell>
          <table:table-cell table:style-name="ce1" office:value-type="float" office:value="0.523355717377375" calcext:value-type="float">
            <text:p>0.523355717377375</text:p>
          </table:table-cell>
        </table:table-row>
        <table:table-row table:style-name="ro1">
          <table:table-cell table:number-columns-repeated="6"/>
          <table:table-cell table:style-name="ce1" office:value-type="float" office:value="0.43457113659775" calcext:value-type="float">
            <text:p>0.43457113659775</text:p>
          </table:table-cell>
          <table:table-cell table:style-name="ce1" office:value-type="float" office:value="0.617391517089625" calcext:value-type="float">
            <text:p>0.617391517089625</text:p>
          </table:table-cell>
          <table:table-cell table:style-name="ce1" office:value-type="float" office:value="0.280958" calcext:value-type="float">
            <text:p>0.280958</text:p>
          </table:table-cell>
          <table:table-cell table:style-name="ce1" office:value-type="float" office:value="0.459424562419125" calcext:value-type="float">
            <text:p>0.459424562419125</text:p>
          </table:table-cell>
          <table:table-cell table:style-name="ce1" office:value-type="float" office:value="0.504698454367125" calcext:value-type="float">
            <text:p>0.504698454367125</text:p>
          </table:table-cell>
        </table:table-row>
        <table:table-row table:style-name="ro1">
          <table:table-cell table:number-columns-repeated="6"/>
          <table:table-cell table:style-name="ce1" office:value-type="float" office:value="0.3974763738915" calcext:value-type="float">
            <text:p>0.3974763738915</text:p>
          </table:table-cell>
          <table:table-cell table:style-name="ce1" office:value-type="float" office:value="0.660658136091875" calcext:value-type="float">
            <text:p>0.660658136091875</text:p>
          </table:table-cell>
          <table:table-cell table:style-name="ce1" office:value-type="float" office:value="0.283237625" calcext:value-type="float">
            <text:p>0.283237625</text:p>
          </table:table-cell>
          <table:table-cell table:style-name="ce1" office:value-type="float" office:value="0.4276533251475" calcext:value-type="float">
            <text:p>0.4276533251475</text:p>
          </table:table-cell>
          <table:table-cell table:style-name="ce1" office:value-type="float" office:value="0.486427767863625" calcext:value-type="float">
            <text:p>0.486427767863625</text:p>
          </table:table-cell>
        </table:table-row>
        <table:table-row table:style-name="ro1">
          <table:table-cell table:number-columns-repeated="6"/>
          <table:table-cell table:style-name="ce1" office:value-type="float" office:value="0.40375811191925" calcext:value-type="float">
            <text:p>0.40375811191925</text:p>
          </table:table-cell>
          <table:table-cell table:style-name="ce1" office:value-type="float" office:value="0.651994449300875" calcext:value-type="float">
            <text:p>0.651994449300875</text:p>
          </table:table-cell>
          <table:table-cell table:style-name="ce1" office:value-type="float" office:value="0.191345" calcext:value-type="float">
            <text:p>0.191345</text:p>
          </table:table-cell>
          <table:table-cell table:style-name="ce1" office:value-type="float" office:value="0.432667591296875" calcext:value-type="float">
            <text:p>0.432667591296875</text:p>
          </table:table-cell>
          <table:table-cell table:style-name="ce1" office:value-type="float" office:value="0.4895481380105" calcext:value-type="float">
            <text:p>0.4895481380105</text:p>
          </table:table-cell>
        </table:table-row>
        <table:table-row table:style-name="ro1">
          <table:table-cell table:number-columns-repeated="6"/>
          <table:table-cell table:style-name="ce1" office:value-type="float" office:value="0.200051641398425" calcext:value-type="float">
            <text:p>0.200051641398425</text:p>
          </table:table-cell>
          <table:table-cell table:style-name="ce1" office:value-type="float" office:value="0.500105680102" calcext:value-type="float">
            <text:p>0.500105680102</text:p>
          </table:table-cell>
          <table:table-cell table:style-name="ce1" office:value-type="float" office:value="0.067055525" calcext:value-type="float">
            <text:p>0.067055525</text:p>
          </table:table-cell>
          <table:table-cell table:style-name="ce1" office:value-type="float" office:value="0.20200717777485" calcext:value-type="float">
            <text:p>0.20200717777485</text:p>
          </table:table-cell>
          <table:table-cell table:style-name="ce1" office:value-type="float" office:value="0.208341019525325" calcext:value-type="float">
            <text:p>0.2083410195253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18:42:22.533283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2$Linux_X86_64 LibreOffice_project/20m0$Build-2</meta:generator>
    <dc:date>2016-12-27T19:51:54.868408554</dc:date>
    <dc:creator>Dimitrios Pritsos</dc:creator>
    <meta:editing-duration>PT1H2M9S</meta:editing-duration>
    <meta:editing-cycles>4</meta:editing-cycles>
    <meta:document-statistic meta:table-count="1" meta:cell-count="721" meta:object-count="0"/>
  </office:meta>
</office:document-meta>
</file>